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29" style:family="paragraph" style:parent-style-name="Standard">
      <style:paragraph-properties fo:break-before="auto" fo:break-after="auto"/>
    </style:style>
    <style:style style:name="P30" style:family="paragraph" style:parent-style-name="Heading_20_1" style:list-style-name="WWNum2"/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as informáticos</text:span><text:span text:style-name="T2"><text:line-break/></text:span><text:span text:style-name="T3">UD 06. Actividades <text:s/>no <text:s/>evaluables 03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Nov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</text:index-body>
      </text:table-of-content>
      <text:p text:style-name="P12"/>
      <text:p text:style-name="P14"/>
      <text:p text:style-name="P15"><text:span text:style-name="T14">Unidad 06. Actividades no evaluables 03</text:span></text:p>
      <text:list xml:id="list456687827" text:style-name="WWNum2">
        <text:list-item>
          <text:p text:style-name="P30"><text:bookmark text:name="_4owcmsjlyn6b"/>Actividad 01</text:p>
        </text:list-item>
      </text:list>
      <text:p text:style-name="P20"><text:span text:style-name="T10">a) Realiza la creación de usuarios locales , grupos locales y <text:s/>permisos locales pertinentes para lograr la configuración deseada.</text:span></text:p>
      <text:p text:style-name="P20"><text:span text:style-name="T19">Usuarios y grupos:</text:span></text:p>
      <text:list xml:id="list4036113966" text:style-name="WWNum3">
        <text:list-item>
          <text:p text:style-name="P21">Jugadores que pertenecen al grupo ValenciaCF y SeleccionEspañola:</text:p>
          <text:list>
            <text:list-item>
              <text:p text:style-name="P25">Gayá</text:p>
            </text:list-item>
          </text:list>
        </text:list-item>
        <text:list-item>
          <text:p text:style-name="P23">Jugadores que pertenecen al grupo ValenciaCF pero no al grupo SeleccionEspañola:</text:p>
          <text:list>
            <text:list-item>
              <text:p text:style-name="P25">Almeida</text:p>
            </text:list-item>
            <text:list-item>
              <text:p text:style-name="P25">Javi Guerra</text:p>
            </text:list-item>
            <text:list-item>
              <text:p text:style-name="P25">Diakhaby</text:p>
            </text:list-item>
          </text:list>
        </text:list-item>
        <text:list-item>
          <text:p text:style-name="P23">Entrenadores:</text:p>
          <text:list>
            <text:list-item>
              <text:p text:style-name="P25">Entrenador del ValenciaCF: Corberán</text:p>
            </text:list-item>
            <text:list-item>
              <text:p text:style-name="P25">Entrenador de la SeleccionEspañola: De la Fuente</text:p>
            </text:list-item>
          </text:list>
        </text:list-item>
        <text:list-item>
          <text:p text:style-name="P23">Dueño del ValenciaCF</text:p>
          <text:list>
            <text:list-item>
              <text:p text:style-name="P27">PeterLim</text:p>
            </text:list-item>
          </text:list>
        </text:list-item>
      </text:list>
      <text:p text:style-name="P20"><text:span text:style-name="T19">b) Realiza la configuración de permisos, de la forma más óptima posible (usando grupos cuando sea más óptimo que permisos individuales):</text:span></text:p>
      <text:list xml:id="list3307768231" text:style-name="WWNum1">
        <text:list-item>
          <text:p text:style-name="P22">Carpeta "estrategiaValenciaCF":</text:p>
          <text:list>
            <text:list-item>
              <text:p text:style-name="P26">El entrenador del ValenciaCF (Corberán) tendrá permisos de "Control Total".</text:p>
            </text:list-item>
            <text:list-item>
              <text:p text:style-name="P26">Los jugadores del ValenciaCF tendrán permisos de "Solo Lectura".</text:p>
            </text:list-item>
            <text:list-item>
              <text:p text:style-name="P26">El usuario PeterLim tendrá acceso con control total a todo lo del Valencia, excepto el acceso al fichero “SugerenciasEstrategias.txt” que estará denegado explicito.</text:p>
            </text:list-item>
            <text:list-item>
              <text:p text:style-name="P26">El archivo "SugerenciaEstrategias.txt" dentro de esta carpeta seguirá teniendo permisos de lectura los miembros de ValenciaCF, y control total el entrenador, pero tendrá denegado el acceso a PeterLim.</text:p>
            </text:list-item>
          </text:list>
        </text:list-item>
        <text:list-item>
          <text:p text:style-name="P24"><text:soft-page-break/>Carpeta "estrategiaSeleccionEspañola":</text:p>
          <text:list>
            <text:list-item>
              <text:p text:style-name="P26">El entrenador de la SeleccionEspañola (De la Fuente) tendrá permisos de "Control Total".</text:p>
            </text:list-item>
            <text:list-item>
              <text:p text:style-name="P26">Los jugadores tendrán permisos de "Solo Lectura".</text:p>
            </text:list-item>
          </text:list>
        </text:list-item>
        <text:list-item>
          <text:p text:style-name="P24">Carpeta "ConvocatoriaSeleccion":</text:p>
          <text:list>
            <text:list-item>
              <text:p text:style-name="P26">En esta carpeta, el archivo de texto "convocatoria.txt" será de "Lectura" para todos los usuarios.</text:p>
            </text:list-item>
            <text:list-item>
              <text:p text:style-name="P28">El resto de los archivos en esta carpeta tendrán permisos de "Lectura" para los jugadores y control total para el entrenador. El resto de usuarios no podrán acceder.</text:p>
            </text:list-item>
          </text:list>
        </text:list-item>
      </text:list>
      <text:p text:style-name="P10"><text:span text:style-name="T9"><text:s/>📕 </text:span><text:span text:style-name="T10">A entregar: </text:span>documento con explicación del proceso, indicando en cada carpeta/fichero <text:s/>qué permiso se le ha dado a cada elemento y también indicando cuáles ha hered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6. Actividades no evaluables 03</text:span></text:p>
      </style:header>
      <style:footer>
        <text:p text:style-name="MP4"><text:span text:style-name="MT1">CFGS DAM/DAW<text:tab/><text:tab/>Unidad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5" meta:word-count="389" meta:character-count="2516" meta:non-whitespace-character-count="2181"/>
    <meta:generator>LibreOfficeDev/6.0.5.2$Linux_X86_64 LibreOffice_project/</meta:generator>
  </office:meta>
</office:document-meta>
</file>